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eelawadee" svg:font-family="Leelawadee" style:font-family-generic="swiss" style:font-pitch="variable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style:font-name="Leelawadee" style:font-name-complex="Leelawadee" fo:font-size="18pt" style:font-size-asian="18pt" style:font-size-complex="18pt"/>
    </style:style>
    <style:style style:name="P4" style:parent-style-name="Standaard" style:family="paragraph">
      <style:text-properties style:font-name="Leelawadee" style:font-name-complex="Leelawadee" fo:font-size="15pt" style:font-size-asian="15pt" style:font-size-complex="15pt"/>
    </style:style>
    <style:style style:name="P5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6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7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8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9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10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11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12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13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14" style:parent-style-name="Lijstalinea" style:list-style-name="LFO2" style:family="paragraph">
      <style:paragraph-properties fo:margin-bottom="0in" fo:line-height="100%" fo:margin-left="0.4958in" fo:text-indent="-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P15" style:parent-style-name="Standaard" style:family="paragraph">
      <style:paragraph-properties fo:margin-bottom="0in" fo:line-height="100%" fo:margin-left="0.2479in">
        <style:tab-stops/>
      </style:paragraph-properties>
      <style:text-properties style:font-name="Leelawadee" style:font-name-complex="Leelawadee" fo:font-size="12pt" style:font-size-asian="12pt" style:font-size-complex="12pt"/>
    </style:style>
    <style:style style:name="T16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17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18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19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20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21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22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23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24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25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26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27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28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29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30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31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32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33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34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35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36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37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T38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39" style:parent-style-name="Standaardalinea-lettertype" style:family="text">
      <style:text-properties style:font-name="Leelawadee" style:font-name-complex="Leelawadee" fo:font-weight="bold" style:font-weight-asian="bold" fo:font-size="12pt" style:font-size-asian="12pt" style:font-size-complex="12pt"/>
    </style:style>
    <style:style style:name="T40" style:parent-style-name="Standaardalinea-lettertype" style:family="text">
      <style:text-properties style:font-name="Leelawadee" style:font-name-complex="Leelawadee" fo:font-size="12pt" style:font-size-asian="12pt" style:font-size-complex="12pt"/>
    </style:style>
    <style:style style:name="P41" style:parent-style-name="Standaard" style:family="paragraph">
      <style:text-properties style:font-name="Leelawadee" style:font-name-complex="Leelawadee" fo:font-size="12pt" style:font-size-asian="12pt" style:font-size-complex="12pt"/>
    </style:style>
    <style:style style:name="P42" style:parent-style-name="Standaard" style:family="paragraph">
      <style:paragraph-properties fo:break-before="page"/>
      <style:text-properties style:font-name="Leelawadee" style:font-name-complex="Leelawadee" fo:font-size="12pt" style:font-size-asian="12pt" style:font-size-complex="12pt"/>
    </style:style>
    <style:style style:name="P43" style:parent-style-name="Standaard" style:family="paragraph">
      <style:text-properties style:font-name="Leelawadee" style:font-name-complex="Leelawadee" fo:font-size="12pt" style:font-size-asian="12pt" style:font-size-complex="12pt"/>
    </style:style>
    <style:style style:name="P44" style:parent-style-name="Standaard" style:family="paragraph">
      <style:text-properties style:font-name="Leelawadee" style:font-name-complex="Leelawadee" fo:font-size="10pt" style:font-size-asian="10pt" style:font-size-complex="10pt"/>
    </style:style>
    <style:style style:name="P45" style:parent-style-name="Standaard" style:family="paragraph">
      <style:text-properties style:font-name="Leelawadee" style:font-name-complex="Leelawadee" fo:font-size="12pt" style:font-size-asian="12pt" style:font-size-complex="12pt"/>
    </style:style>
    <style:style style:name="P46" style:parent-style-name="Standaard" style:family="paragraph">
      <style:text-properties style:font-name="Leelawadee" style:font-name-complex="Leelawadee" fo:font-size="12pt" style:font-size-asian="12pt" style:font-size-complex="12pt"/>
    </style:style>
  </office:automatic-styles>
  <office:body>
    <office:text text:use-soft-page-breaks="true">
      <text:p text:style-name="P1">Onderzoek landingspagina</text:p>
      <text:p text:style-name="P4">10 punten die een landingspagina moet hebben:</text:p>
      <text:list text:style-name="LFO2" text:continue-numbering="true">
        <text:list-item>
          <text:p text:style-name="P5">Het logo</text:p>
        </text:list-item>
        <text:list-item>
          <text:p text:style-name="P6">Een titel</text:p>
        </text:list-item>
        <text:list-item>
          <text:p text:style-name="P7">Een navigatiebar</text:p>
        </text:list-item>
        <text:list-item>
          <text:p text:style-name="P8">Zoek knop</text:p>
        </text:list-item>
        <text:list-item>
          <text:p text:style-name="P9">Overzichtelijk/niet druk</text:p>
        </text:list-item>
        <text:list-item>
          <text:p text:style-name="P10">Bijpassend lettertype</text:p>
        </text:list-item>
        <text:list-item>
          <text:p text:style-name="P11">Goeie kleuren</text:p>
        </text:list-item>
        <text:list-item>
          <text:p text:style-name="P12">Niet te veel tekst</text:p>
        </text:list-item>
        <text:list-item>
          <text:p text:style-name="P13">Bijpassende foto’s</text:p>
        </text:list-item>
        <text:list-item>
          <text:p text:style-name="P14">Belangrijke dingen<text:s/>meer laten opvallen</text:p>
        </text:list-item>
      </text:list>
      <text:p text:style-name="P15"/>
      <text:p text:style-name="Standaard"><text:span text:style-name="T16">H</text:span><text:span text:style-name="T17">et logo</text:span><text:span text:style-name="T18"><text:s/>is een van de belangrijkste dingen van een website, omdat je dan kan zien wat het bedrijf is.</text:span></text:p>
      <text:p text:style-name="Standaard"><text:span text:style-name="T19">Een titel<text:s/></text:span><text:span text:style-name="T20">is het gedeelte dat de kern van de website is, dus dit moet ook bij het onderwerp passen.</text:span></text:p>
      <text:p text:style-name="Standaard"><text:span text:style-name="T21">Een navigatiebar<text:s/></text:span><text:span text:style-name="T22">zodat mensen g</text:span><text:span text:style-name="T23">oed kunnen navigeren naar waar ze willen kijken voor informatie etc.</text:span></text:p>
      <text:p text:style-name="Standaard"><text:span text:style-name="T24">Zoek knop<text:s/></text:span><text:span text:style-name="T25">zodat mensen iets kunnen opzoeken waarvoor ze speciaal op de website komen.</text:span></text:p>
      <text:p text:style-name="Standaard"><text:span text:style-name="T26">Overzichtelijk/niet druk<text:s/></text:span><text:span text:style-name="T27">zodat website bezoekers niet worden afgeleid door onnodige dingen en alleen<text:s/></text:span><text:span text:style-name="T28">op de belangrijke onderwerpen kijken.</text:span></text:p>
      <text:p text:style-name="Standaard"><text:span text:style-name="T29">Bijpassend lettertype<text:s/></text:span><text:span text:style-name="T30">zodat je de titel en de tekst van een paragraaf van elkaar kan afscheiden.</text:span></text:p>
      <text:p text:style-name="Standaard"><text:span text:style-name="T31">Goeie kleuren<text:s/></text:span><text:span text:style-name="T32">zodat bepaalde delen van de website minder opvallen dan andere. En door simpele kleuren gebuiken die<text:s/></text:span><text:span text:style-name="T33">goed bij elkaar passen.</text:span></text:p>
      <text:p text:style-name="Standaard"><text:span text:style-name="T34">Niet te veel tekst<text:s/></text:span><text:span text:style-name="T35">anders zullen mensen niet meer geïnteresseerd zijn in bepaalde delen van de website, omdat er te veel tekst is.</text:span></text:p>
      <text:p text:style-name="Standaard"><text:span text:style-name="T36">Bijpassende foto’s<text:s/></text:span><text:span text:style-name="T37"><text:s/>zodat mensen kunnen zien waar de website overgaat.</text:span></text:p>
      <text:p text:style-name="Standaard"><text:span text:style-name="T38">Belangrijke dingen meer<text:s/></text:span><text:span text:style-name="T39">laten opvallen<text:s/></text:span><text:span text:style-name="T40">zodat mensen daar eerder naar gaan kijken dan minder belangrijke dingen.</text:span></text:p>
      <text:p text:style-name="P41"><text:line-break/></text:p>
      <text:p text:style-name="P42"/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eelawadee" svg:font-family="Leelawadee" style:font-family-generic="swiss" style:font-pitch="variable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Voettekst" style:family="paragraph">
      <style:paragraph-properties fo:text-align="end"/>
    </style:style>
    <style:style style:name="P3" style:parent-style-name="Voettekst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P3"><text:page-number text:fixed="false">1</text:page-number></text:p>
        <text:p text:style-name="Voettekst">Ruben Cali</text:p>
        <text:p text:style-name="Voettekst">Duneya Saleh</text:p>
        <text:p text:style-name="Voettekst"><text:s/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ben Cali</meta:initial-creator>
    <dc:creator>Duneya Saleh</dc:creator>
    <meta:creation-date>2019-11-29T08:36:00Z</meta:creation-date>
    <dc:date>2019-11-29T09:01:00Z</dc:date>
    <meta:template xlink:href="Normal" xlink:type="simple"/>
    <meta:editing-cycles>2</meta:editing-cycles>
    <meta:editing-duration>PT1380S</meta:editing-duration>
    <meta:document-statistic meta:page-count="2" meta:paragraph-count="2" meta:word-count="206" meta:character-count="1339" meta:row-count="9" meta:non-whitespace-character-count="1135"/>
  </office:meta>
</office:document-meta>
</file>